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e6e6e6" draw:textarea-horizontal-align="left" draw:textarea-vertical-align="top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width="0.025cm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43cm" draw:marker-end-width="0.343cm" draw:fill="solid" draw:fill-color="#ffffcc" draw:textarea-horizontal-align="justify" draw:textarea-vertical-align="middle" draw:auto-grow-height="false" fo:padding-top="0.138cm" fo:padding-bottom="0.138cm" fo:padding-left="0.263cm" fo:padding-right="0.263cm"/>
    </style:style>
    <style:style style:name="gr5" style:family="graphic" style:parent-style-name="standard">
      <style:graphic-properties svg:stroke-width="0.025cm" draw:marker-start-width="0.237cm" draw:marker-end-width="0.237cm" draw:fill="solid" draw:fill-color="#ffffcc" draw:textarea-vertical-align="middle" draw:auto-grow-height="false" fo:min-height="0.749cm" fo:min-width="0.499cm" fo:padding-top="0.137cm" fo:padding-bottom="0.137cm" fo:padding-left="0.262cm" fo:padding-right="0.262cm"/>
    </style:style>
    <style:style style:name="P1" style:family="paragraph">
      <style:paragraph-properties fo:text-align="start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00%" fo:text-align="start"/>
      <style:text-properties fo:font-family="Purisa" style:font-pitch="variable" fo:font-size="8pt" style:font-size-asian="8pt" style:font-size-complex="8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family="Purisa" style:font-pitch="variable" fo:font-size="9pt" fo:font-style="italic" fo:text-shadow="1pt 1pt" style:font-size-asian="9pt" style:font-style-asian="italic" style:font-size-complex="9pt" style:font-style-complex="italic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family="Purisa" style:font-pitch="variable" fo:font-size="8pt" fo:text-shadow="1pt 1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font-family="Purisa" style:font-pitch="variable" fo:font-size="11pt" fo:font-style="italic" fo:text-shadow="1pt 1pt" style:font-size-asian="11pt" style:font-style-asian="italic" style:font-size-complex="11pt" style:font-style-complex="italic"/>
    </style:style>
    <style:style style:name="T1" style:family="text">
      <style:text-properties fo:font-family="Purisa" style:font-pitch="variable" fo:font-size="10pt" style:font-size-asian="10pt" style:font-size-complex="10pt"/>
    </style:style>
    <style:style style:name="T2" style:family="text">
      <style:text-properties fo:font-family="Purisa" style:font-pitch="variable" fo:font-size="12pt" style:font-size-asian="12pt" style:font-size-complex="12pt"/>
    </style:style>
    <style:style style:name="T3" style:family="text">
      <style:text-properties fo:font-family="Purisa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Purisa" style:font-pitch="variable" fo:font-size="8pt" style:font-size-asian="8pt" style:font-size-complex="8pt"/>
    </style:style>
    <style:style style:name="T5" style:family="text">
      <style:text-properties fo:font-family="Purisa" style:font-pitch="variable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Purisa" style:font-pitch="variable" fo:font-size="9pt" fo:font-style="italic" fo:text-shadow="1pt 1pt" style:font-size-asian="9pt" style:font-style-asian="italic" style:font-size-complex="9pt" style:font-style-complex="italic"/>
    </style:style>
    <style:style style:name="T8" style:family="text">
      <style:text-properties fo:font-family="Purisa" style:font-pitch="variable" fo:font-size="8pt" fo:text-shadow="1pt 1pt" fo:font-weight="bold" style:font-size-asian="8pt" style:font-weight-asian="bold" style:font-size-complex="8pt" style:font-weight-complex="bold"/>
    </style:style>
    <style:style style:name="T9" style:family="text">
      <style:text-properties fo:font-family="Purisa" style:font-pitch="variable" fo:font-size="11pt" fo:font-style="italic" fo:text-shadow="1pt 1pt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4.445cm" svg:x="2.44cm" svg:y="14.335cm">
          <text:p text:style-name="P1"><text:span text:style-name="T1">&gt; Inbox(3)</text:span></text:p>
          <text:p text:style-name="P1"><text:span text:style-name="T1"><text:s/></text:span><text:span text:style-name="T1">---------- </text:span></text:p>
          <text:p text:style-name="P1"><text:span text:style-name="T1">&gt; Today(2) </text:span></text:p>
          <text:p text:style-name="P1"><text:span text:style-name="T1"><text:s/></text:span><text:span text:style-name="T1">---------- </text:span></text:p>
          <text:p text:style-name="P1"><text:span text:style-name="T1">&gt; Next(6) <text:s/></text:span></text:p>
          <text:p text:style-name="P1"><text:span text:style-name="T1"><text:s/></text:span><text:span text:style-name="T1">----------</text:span></text:p>
          <text:p text:style-name="P1"><text:span text:style-name="T1">&gt; Later(7)</text:span><text:span text:style-name="T2"> <text:s text:c="2"/></text:span><text:s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45cm" svg:height="4.475cm" svg:x="7.985cm" svg:y="14.305cm">
          <text:p text:style-name="P2"><text:span text:style-name="T3">[?]Call Steven <text:s text:c="2"/></text:span></text:p>
          <text:p text:style-name="P2"><text:span text:style-name="T4"><text:s/></text:span><text:span text:style-name="T4">--------------- </text:span></text:p>
          <text:p text:style-name="P2"><text:span text:style-name="T3">[?]Dinner with Jana</text:span></text:p>
          <text:p text:style-name="P2"><text:span text:style-name="T4">---------------</text:span></text:p>
          <text:p text:style-name="P2"><text:span text:style-name="T3">[?]Clean up my car</text:span></text:p>
          <text:p text:style-name="P2"><text:span text:style-name="T4">---------------</text:span></text:p>
          <text:p text:style-name="P2"><text:span text:style-name="T3">[?]..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45cm" svg:height="4.445cm" svg:x="14.165cm" svg:y="14.335cm">
          <text:p text:style-name="P1"><text:span text:style-name="T5">&gt; Title </text:span></text:p>
          <text:p text:style-name="P1"><text:span text:style-name="T1">Call Steven</text:span></text:p>
          <text:p text:style-name="P1"><text:span text:style-name="T5">&gt; Note</text:span></text:p>
          <text:p text:style-name="P1"><text:span text:style-name="T1"><text:s/></text:span><text:span text:style-name="T1">Wanna play </text:span></text:p>
          <text:p text:style-name="P1"><text:span text:style-name="T1">some Soccer</text:span></text:p>
          <text:p text:style-name="P1"><text:span text:style-name="T1"><text:s/></text:span><text:span text:style-name="T1">on Sunday :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81cm" svg:height="1.269cm" svg:x="2.44cm" svg:y="12.131cm">
          <text:p text:style-name="P5"><text:span text:style-name="T6">Home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445cm" svg:height="0.634cm" svg:x="7.985cm" svg:y="13.701cm">
          <text:p text:style-name="P5"><text:span text:style-name="T7">Nex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445cm" svg:height="1.269cm" svg:x="7.985cm" svg:y="12.131cm">
          <text:p text:style-name="P5"><text:span text:style-name="T6">BoxPag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81cm" svg:height="1.27cm" svg:x="14.265cm" svg:y="12.13cm">
          <text:p text:style-name="P5"><text:span text:style-name="T6">TodoPa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81cm" svg:height="0.635cm" svg:x="2.44cm" svg:y="18.78cm">
          <text:p text:style-name="P5"><text:span text:style-name="T8"><text:s/></text:span><text:span text:style-name="T8">&lt;&lt;Quit <text:s text:c="14"/>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81cm" svg:height="0.635cm" svg:x="2.44cm" svg:y="13.7cm">
          <text:p text:style-name="P5"><text:span text:style-name="T9">Box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445cm" svg:height="0.635cm" svg:x="7.985cm" svg:y="18.781cm">
          <text:p text:style-name="P5"><text:span text:style-name="T8"><text:s/></text:span><text:span text:style-name="T8">&lt;&lt;Back <text:s text:c="14"/>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445cm" svg:height="0.635cm" svg:x="14.165cm" svg:y="13.7cm">
          <text:p text:style-name="P5"><text:span text:style-name="T9">Todo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445cm" svg:height="0.635cm" svg:x="14.165cm" svg:y="18.78cm">
          <text:p text:style-name="P5"><text:span text:style-name="T8"><text:s/></text:span><text:span text:style-name="T8">&lt;&lt;Back <text:s text:c="14"/>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345cm" svg:y="14.43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5.346cm" svg:y="15.5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5.346cm" svg:y="16.7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5.346cm" svg:y="17.9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6cm" svg:y="14.336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7cm" svg:y="15.2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7cm" svg:y="16.1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7cm" svg:y="17.0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hdi </meta:initial-creator>
    <meta:creation-date>2011-08-23T14:41:00</meta:creation-date>
    <dc:date>2011-10-10T16:55:57</dc:date>
    <dc:creator>Michael D Scull</dc:creator>
    <meta:editing-duration>PT01H08M48S</meta:editing-duration>
    <meta:editing-cycles>6</meta:editing-cycles>
    <meta:generator>OpenOffice.org/3.2$Unix OpenOffice.org_project/320m12$Build-9483</meta:generator>
    <meta:document-statistic meta:object-count="20"/>
  </office:meta>
</office:document-meta>
</file>